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5c4c" officeooo:paragraph-rsid="000f5c4c"/>
    </style:style>
    <style:style style:name="P2" style:family="paragraph" style:parent-style-name="Standard">
      <style:paragraph-properties fo:text-align="end" style:justify-single-word="false"/>
      <style:text-properties officeooo:rsid="000f5c4c" officeooo:paragraph-rsid="000f5c4c"/>
    </style:style>
    <style:style style:name="P3" style:family="paragraph" style:parent-style-name="Standard">
      <style:paragraph-properties fo:text-align="end" style:justify-single-word="false"/>
      <style:text-properties officeooo:rsid="000f5c4c" officeooo:paragraph-rsid="000fca5f"/>
    </style:style>
    <style:style style:name="P4" style:family="paragraph" style:parent-style-name="Standard">
      <style:paragraph-properties fo:text-align="justify" style:justify-single-word="false"/>
      <style:text-properties officeooo:rsid="000f5c4c" officeooo:paragraph-rsid="000f5c4c"/>
    </style:style>
    <style:style style:name="P5" style:family="paragraph" style:parent-style-name="Standard">
      <style:text-properties officeooo:rsid="000f5c4c" officeooo:paragraph-rsid="000fca5f"/>
    </style:style>
    <style:style style:name="P6" style:family="paragraph" style:parent-style-name="Standard">
      <style:paragraph-properties fo:text-align="center" style:justify-single-word="false"/>
      <style:text-properties officeooo:rsid="000f5c4c" officeooo:paragraph-rsid="000fca5f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bcaf2" officeooo:paragraph-rsid="000f5c4c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fca5f" officeooo:paragraph-rsid="000fca5f" style:font-weight-asian="normal" style:font-weight-complex="normal"/>
    </style:style>
    <style:style style:name="P9" style:family="paragraph" style:parent-style-name="Standard">
      <style:text-properties fo:font-weight="bold" officeooo:rsid="000f5c4c" officeooo:paragraph-rsid="000f5c4c" style:font-weight-asian="bold" style:font-weight-complex="bold"/>
    </style:style>
    <style:style style:name="P10" style:family="paragraph" style:parent-style-name="Standard">
      <style:text-properties fo:font-weight="bold" officeooo:rsid="000f5c4c" officeooo:paragraph-rsid="000fca5f" style:font-weight-asian="bold" style:font-weight-complex="bold"/>
    </style:style>
    <style:style style:name="P11" style:family="paragraph" style:parent-style-name="Standard">
      <style:text-properties fo:font-weight="bold" officeooo:rsid="000fca5f" officeooo:paragraph-rsid="000fca5f" style:font-weight-asian="bold" style:font-weight-complex="bold"/>
    </style:style>
    <style:style style:name="P12" style:family="paragraph" style:parent-style-name="Standard">
      <style:text-properties officeooo:rsid="000bcaf2" officeooo:paragraph-rsid="000f5c4c"/>
    </style:style>
    <style:style style:name="P13" style:family="paragraph" style:parent-style-name="Standard">
      <style:text-properties fo:font-weight="normal" officeooo:rsid="000fca5f" officeooo:paragraph-rsid="000fca5f" style:font-weight-asian="normal" style:font-weight-complex="normal"/>
    </style:style>
    <style:style style:name="P14" style:family="paragraph" style:parent-style-name="Standard">
      <style:text-properties fo:font-weight="normal" officeooo:rsid="000f5c4c" officeooo:paragraph-rsid="000fca5f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0f5c4c" officeooo:paragraph-rsid="000fca5f" style:font-weight-asian="normal" style:font-weight-complex="normal"/>
    </style:style>
    <style:style style:name="P1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f5c4c" officeooo:paragraph-rsid="000f5c4c"/>
    </style:style>
    <style:style style:name="T1" style:family="text">
      <style:text-properties officeooo:rsid="000f5c4c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0bcaf2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0ced31" style:font-style-asian="italic" style:font-style-complex="italic"/>
    </style:style>
    <style:style style:name="T9" style:family="text">
      <style:text-properties officeooo:rsid="000ced31"/>
    </style:style>
    <style:style style:name="T10" style:family="text">
      <style:text-properties style:text-underline-style="none"/>
    </style:style>
    <style:style style:name="T11" style:family="text">
      <style:text-properties officeooo:rsid="000c0182"/>
    </style:style>
    <style:style style:name="T12" style:family="text">
      <style:text-properties officeooo:rsid="000fca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uadalajara ABR 2016</text:p>
      <text:p text:style-name="P1"/>
      <text:p text:style-name="P9">Nombre del alumno:<text:span text:style-name="T5"> </text:span><text:span text:style-name="T4">Jorge Alejandro Rojas Gómez</text:span><text:span text:style-name="T3"><text:tab/></text:span><text:span text:style-name="T2"><text:tab/><text:tab/><text:tab/></text:span></text:p>
      <text:p text:style-name="P9">Nombre del proyecto:<text:tab/> <text:tab/> </text:p>
      <text:p text:style-name="P9">Repositorio Github:</text:p>
      <text:p text:style-name="P9">Liga Heroku:</text:p>
      <text:p text:style-name="P9">Liga a Trello:</text:p>
      <text:p text:style-name="P1"/>
      <text:p text:style-name="P9">Resumen del proyecto:</text:p>
      <text:p text:style-name="P1"><text:span text:style-name="T7"/></text:p>
      <text:p text:style-name="P4"><text:span text:style-name="T7">Facilitar la gestion de recursos monetarios en la administración de un coto dentro de un </text:span><text:span text:style-name="T6">f</text:span><text:span text:style-name="T7">raccionamient</text:span><text:span text:style-name="T6">o</text:span></text:p>
      <text:p text:style-name="P1"/>
      <text:p text:style-name="P9">Descripción del problema:</text:p>
      <text:p text:style-name="P1"/>
      <text:p text:style-name="P4"><text:span text:style-name="T8">El problema radica en gestionar los pagos/cobros de mensualidad en concepto de mantenimiento por regimen de condominio en un fraccionamiento </text:span><text:span text:style-name="T6">privado</text:span><text:span text:style-name="T10"> </text:span></text:p>
      <text:p text:style-name="P1"><text:span text:style-name="T10"/></text:p>
      <text:p text:style-name="P9">Descripción de la solución (aplicación):</text:p>
      <text:p text:style-name="P1"/>
      <text:p text:style-name="P7"><text:span text:style-name="T1">E</text:span>sta p<text:span text:style-name="T1">á</text:span>gina permitirá el login del residente del coto, <text:span text:style-name="T12">de esta manera él </text:span>puede monitorear su adeudo, consultar disponibilidad de la terraza, hacer reservacion de la misma <text:span text:style-name="T11">basado en un calendario que muestre los eventos del mes/año</text:span>, y consultar el capital de las cuotas y como estas están siendo invertidas <text:span text:style-name="T9">en tiempo real</text:span>, <text:span text:style-name="T9">asi como consultar comprobantes de los gastos realizados en energia electrica e insumos para efectuar el mantenimiento de los jardines, infraestructura y areas comunes (parques, canchas deportivas y alberca)</text:span></text:p>
      <text:p text:style-name="P12"/>
      <text:p text:style-name="P11">Impacto Esperado:</text:p>
      <text:p text:style-name="P11"/>
      <text:p text:style-name="P8">Con la implemetación de esta página se pretende reducir el trabajo de buscar los datos de los recidentes en el archivero, es decir llevar un registro electronico de cada domicilio y el nombre del propietario, con ello llevar un control de pagos/adeudos y con ello controlar de manera electronica la gestión del capital monetario.</text:p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Guadalajara ABR 2016</text:p>
      <text:p text:style-name="P10">Calendario:</text:p>
      <text:p text:style-name="P5"/>
      <text:p text:style-name="P5">Frontend: 22 de julio 2016</text:p>
      <text:p text:style-name="P5">Devise: 25 de julio 2016</text:p>
      <text:p text:style-name="P5">CanCanCan: 26 de julio 2016</text:p>
      <text:p text:style-name="P5">Mailing: 27 de julio 2016</text:p>
      <text:p text:style-name="P5">Carrierwave: 28 de julio 2016</text:p>
      <text:p text:style-name="P5">Facebook: 29 de julio 2016</text:p>
      <text:p text:style-name="P5">Activeadmin: 3 de agosto 2016</text:p>
      <text:p text:style-name="P5">Gráficos: 10 de agosto 2016</text:p>
      <text:p text:style-name="P5">Métodos de pago y carro de compras: 16 de agosto 2016</text:p>
      <text:p text:style-name="P14">Geolocalización y Google Maps: 18 de agosto 2016</text:p>
      <text:p text:style-name="P13"/>
      <text:p text:style-name="P13"/>
      <text:p text:style-name="P13"/>
      <text:p text:style-name="P10">Funcionalidades adicionales:</text:p>
      <text:p text:style-name="P5"/>
      <text:p text:style-name="P5">1)</text:p>
      <text:p text:style-name="P5"/>
      <text:p text:style-name="P5">2)</text:p>
      <text:p text:style-name="P5"/>
      <text:p text:style-name="P5">3)</text:p>
      <text:p text:style-name="P5"/>
      <text:p text:style-name="P5">4)</text:p>
      <text:p text:style-name="P5"/>
      <text:p text:style-name="P5">5)</text:p>
      <text:p text:style-name="P5"/>
      <text:p text:style-name="P5">6)</text:p>
      <text:p text:style-name="P5"/>
      <text:p text:style-name="P5">7)</text:p>
      <text:p text:style-name="P5"/>
      <text:p text:style-name="P5">8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e recordamos que dedicarle suficiente tiempo al modelo, testing, infraestructura de tu proyecto.</text:p>
      <text:p text:style-name="P6"/>
      <text:p text:style-name="P6">Mucho éxito!</text:p>
      <text:p text:style-name="P6"/>
      <text:p text:style-name="P15">Desafío Latam</text:p>
      <text:p text:style-name="P1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9:09:35.966306884</meta:creation-date>
    <dc:date>2016-07-19T19:29:49.869798724</dc:date>
    <meta:editing-duration>PT6M49S</meta:editing-duration>
    <meta:editing-cycles>1</meta:editing-cycles>
    <meta:document-statistic meta:table-count="0" meta:image-count="0" meta:object-count="0" meta:page-count="2" meta:paragraph-count="38" meta:word-count="296" meta:character-count="1864" meta:non-whitespace-character-count="1597"/>
    <meta:generator>LibreOffice/5.1.3.2$Linux_X86_64 LibreOffice_project/10m0$Build-2</meta:generator>
  </office:meta>
</office:document-meta>
</file>